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A000000658FD581661F64FA32.png" manifest:media-type="image/png"/>
  <manifest:file-entry manifest:full-path="Pictures/100000000000023A00000065AFE5B99ECFF022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 New Roman (Hebrew)1" svg:font-family="'Times New Roman (Hebrew)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 (Hebrew)" svg:font-family="'Times New Roman (Hebrew)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3" style:family="graphic" style:parent-style-name="Default_5f_1_5f_2_5f_19_5f_1_5f_1">
      <style:graphic-properties draw:stroke="none" draw:fill="none" fo:min-height="0.788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7_5f_2_5f_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2_5f_19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7" style:family="graphic" style:parent-style-name="Default_5f_1_5f_5_5f_1">
      <style:graphic-properties draw:stroke="none" draw:fill="none" draw:fill-color="#ffffff" draw:auto-grow-width="true" fo:min-height="0.547cm" fo:min-width="1.278cm"/>
    </style:style>
    <style:style style:name="gr8" style:family="graphic" style:parent-style-name="Objekt_20_ohne_20_Füllung_5f_1">
      <style:graphic-properties draw:fill="none" draw:textarea-vertical-align="middl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language="de" fo:country="D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P4" style:family="paragraph">
      <loext:graphic-properties draw:fill="none"/>
      <style:text-properties fo:color="#808080" fo:font-size="32pt" fo:language="de" fo:country="DE" style:language-asian="zxx" style:country-asian="none" style:language-complex="zxx" style:country-complex="none"/>
    </style:style>
    <style:style style:name="P5" style:family="paragraph">
      <loext:graphic-properties draw:fill-color="#ffffff"/>
      <style:text-properties fo:language="de" fo:country="D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 fo:language="de" fo:country="DE" style:language-asian="zxx" style:country-asian="none" style:language-complex="zxx" style:country-complex="none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color="#808080" fo:font-size="32pt" fo:language="de" fo:country="DE" style:language-asian="zxx" style:country-asian="none" style:language-complex="zxx" style:country-complex="none"/>
    </style:style>
    <style:style style:name="T4" style:family="text">
      <style:text-properties fo:color="#808080"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sd &amp; nzp</presentation:footer-decl>
      <presentation:footer-decl presentation:name="ftr2">tes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" draw:text-style-name="P2" draw:layer="layout" svg:width="10.922cm" svg:height="1.934cm" svg:x="0.254cm" svg:y="0.508cm">
          <draw:image xlink:href="Pictures/100000000000023A00000065AFE5B99ECFF0223C.png" xlink:type="simple" xlink:show="embed" xlink:actuate="onLoad">
            <text:p/>
          </draw:image>
        </draw:frame>
        <draw:frame draw:style-name="gr2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3" draw:text-style-name="P4" draw:layer="layout" svg:width="12.4cm" svg:height="1.517cm" svg:x="15.7cm" svg:y="0.501cm">
          <draw:text-box>
            <text:p><text:span text:style-name="T3">A</text:span><text:span text:style-name="T3">ud</text:span><text:span text:style-name="T3">io </text:span><text:span text:style-name="T3">Vi</text:span><text:span text:style-name="T3">de</text:span><text:span text:style-name="T3">o </text:span><text:span text:style-name="T3">St</text:span><text:span text:style-name="T3">re</text:span><text:span text:style-name="T3">a</text:span><text:span text:style-name="T3">mi</text:span><text:span text:style-name="T3">ng</text:span></text:p>
          </draw:text-box>
        </draw:frame>
        <presentation:notes draw:style-name="dp2" presentation:use-footer-name="ftr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1">Yes here notes “)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More notes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/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2" draw:layer="layout" svg:width="10.922cm" svg:height="1.934cm" svg:x="0.254cm" svg:y="0.508cm">
          <draw:image xlink:href="Pictures/100000000000023A000000658FD581661F64FA32.png" xlink:type="simple" xlink:show="embed" xlink:actuate="onLoad">
            <text:p/>
          </draw:image>
        </draw:frame>
        <draw:frame draw:style-name="gr3" draw:text-style-name="P4" draw:layer="layout" svg:width="12.4cm" svg:height="1.517cm" svg:x="15.7cm" svg:y="0.5cm">
          <draw:text-box>
            <text:p><text:span text:style-name="T3">Audio Video </text:span><text:span text:style-name="T3">Streaming</text:span></text:p>
          </draw:text-box>
        </draw:frame>
        <draw:frame draw:style-name="gr6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7" draw:text-style-name="P6" draw:layer="layout" svg:width="1.778cm" svg:height="0.797cm" svg:x="25.855cm" svg:y="14.226cm">
          <draw:text-box>
            <text:p><text:span text:style-name="T4"><text:s/></text:span><text:span text:style-name="T4">/ </text:span><text:span text:style-name="T4"><text:page-count>6</text:page-count></text:span></text:p>
          </draw:text-box>
        </draw:frame>
        <draw:line draw:style-name="gr8" draw:text-style-name="P7" draw:layer="layout" svg:x1="31.4cm" svg:y1="7.2cm" svg:x2="31.2cm" svg:y2="7.2cm">
          <text:p/>
        </draw:line>
        <presentation:notes draw:style-name="dp2" presentation:use-footer-name="ftr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2" draw:layer="layout" svg:width="10.922cm" svg:height="1.934cm" svg:x="0.254cm" svg:y="0.508cm">
          <draw:image xlink:href="Pictures/100000000000023A000000658FD581661F64FA32.png" xlink:type="simple" xlink:show="embed" xlink:actuate="onLoad">
            <text:p/>
          </draw:image>
        </draw:frame>
        <draw:frame draw:style-name="gr3" draw:text-style-name="P4" draw:layer="layout" svg:width="12.4cm" svg:height="1.517cm" svg:x="15.7cm" svg:y="0.5cm">
          <draw:text-box>
            <text:p><text:span text:style-name="T3">Audio Video </text:span><text:span text:style-name="T3">Streaming</text:span></text:p>
          </draw:text-box>
        </draw:frame>
        <draw:frame draw:style-name="gr6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7" draw:text-style-name="P6" draw:layer="layout" svg:width="1.778cm" svg:height="0.797cm" svg:x="25.855cm" svg:y="14.226cm">
          <draw:text-box>
            <text:p><text:span text:style-name="T4"><text:s/></text:span><text:span text:style-name="T4">/ </text:span><text:span text:style-name="T4"><text:page-count>6</text:page-count></text:span></text:p>
          </draw:text-box>
        </draw:frame>
        <draw:line draw:style-name="gr8" draw:text-style-name="P7" draw:layer="layout" svg:x1="31.4cm" svg:y1="7.2cm" svg:x2="31.2cm" svg:y2="7.2cm">
          <text:p/>
        </draw:line>
        <presentation:notes draw:style-name="dp2" presentation:use-footer-name="ftr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2" draw:layer="layout" svg:width="10.922cm" svg:height="1.934cm" svg:x="0.254cm" svg:y="0.508cm">
          <draw:image xlink:href="Pictures/100000000000023A000000658FD581661F64FA32.png" xlink:type="simple" xlink:show="embed" xlink:actuate="onLoad">
            <text:p/>
          </draw:image>
        </draw:frame>
        <draw:frame draw:style-name="gr3" draw:text-style-name="P4" draw:layer="layout" svg:width="12.4cm" svg:height="1.517cm" svg:x="15.7cm" svg:y="0.5cm">
          <draw:text-box>
            <text:p><text:span text:style-name="T3">Audio Video </text:span><text:span text:style-name="T3">Streaming</text:span></text:p>
          </draw:text-box>
        </draw:frame>
        <draw:frame draw:style-name="gr6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7" draw:text-style-name="P6" draw:layer="layout" svg:width="1.778cm" svg:height="0.797cm" svg:x="25.855cm" svg:y="14.226cm">
          <draw:text-box>
            <text:p><text:span text:style-name="T4"><text:s/></text:span><text:span text:style-name="T4">/ </text:span><text:span text:style-name="T4"><text:page-count>6</text:page-count></text:span></text:p>
          </draw:text-box>
        </draw:frame>
        <draw:line draw:style-name="gr8" draw:text-style-name="P7" draw:layer="layout" svg:x1="31.4cm" svg:y1="7.2cm" svg:x2="31.2cm" svg:y2="7.2cm">
          <text:p/>
        </draw:line>
        <presentation:notes draw:style-name="dp2" presentation:use-footer-name="ftr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2" draw:layer="layout" svg:width="10.922cm" svg:height="1.934cm" svg:x="0.254cm" svg:y="0.508cm">
          <draw:image xlink:href="Pictures/100000000000023A000000658FD581661F64FA32.png" xlink:type="simple" xlink:show="embed" xlink:actuate="onLoad">
            <text:p/>
          </draw:image>
        </draw:frame>
        <draw:frame draw:style-name="gr3" draw:text-style-name="P4" draw:layer="layout" svg:width="12.4cm" svg:height="1.517cm" svg:x="15.7cm" svg:y="0.5cm">
          <draw:text-box>
            <text:p><text:span text:style-name="T3">Audio Video </text:span><text:span text:style-name="T3">Streaming</text:span></text:p>
          </draw:text-box>
        </draw:frame>
        <draw:frame draw:style-name="gr6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7" draw:text-style-name="P6" draw:layer="layout" svg:width="1.778cm" svg:height="0.797cm" svg:x="25.855cm" svg:y="14.226cm">
          <draw:text-box>
            <text:p><text:span text:style-name="T4"><text:s/></text:span><text:span text:style-name="T4">/ </text:span><text:span text:style-name="T4"><text:page-count>6</text:page-count></text:span></text:p>
          </draw:text-box>
        </draw:frame>
        <draw:line draw:style-name="gr8" draw:text-style-name="P7" draw:layer="layout" svg:x1="31.4cm" svg:y1="7.2cm" svg:x2="31.2cm" svg:y2="7.2cm">
          <text:p/>
        </draw:line>
        <presentation:notes draw:style-name="dp2" presentation:use-footer-name="ftr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2" draw:layer="layout" svg:width="10.922cm" svg:height="1.934cm" svg:x="0.254cm" svg:y="0.508cm">
          <draw:image xlink:href="Pictures/100000000000023A000000658FD581661F64FA32.png" xlink:type="simple" xlink:show="embed" xlink:actuate="onLoad">
            <text:p/>
          </draw:image>
        </draw:frame>
        <draw:frame draw:style-name="gr3" draw:text-style-name="P4" draw:layer="layout" svg:width="12.4cm" svg:height="1.517cm" svg:x="15.7cm" svg:y="0.5cm">
          <draw:text-box>
            <text:p><text:span text:style-name="T3">Audio Video </text:span><text:span text:style-name="T3">Streaming</text:span></text:p>
          </draw:text-box>
        </draw:frame>
        <draw:frame draw:style-name="gr6" draw:text-style-name="P3" draw:layer="layout" svg:width="9.892cm" svg:height="0.903cm" svg:x="17.386cm" svg:y="1.638cm">
          <draw:text-box>
            <text:p><text:span text:style-name="T2">Omid Rahimian Mashhadi, Torsten Michael Schenk SS2018</text:span></text:p>
          </draw:text-box>
        </draw:frame>
        <draw:frame draw:style-name="gr7" draw:text-style-name="P6" draw:layer="layout" svg:width="1.778cm" svg:height="0.797cm" svg:x="25.855cm" svg:y="14.226cm">
          <draw:text-box>
            <text:p><text:span text:style-name="T4"><text:s/></text:span><text:span text:style-name="T4">/ </text:span><text:span text:style-name="T4"><text:page-count>6</text:page-count></text:span></text:p>
          </draw:text-box>
        </draw:frame>
        <draw:line draw:style-name="gr8" draw:text-style-name="P7" draw:layer="layout" svg:x1="31.4cm" svg:y1="7.2cm" svg:x2="31.2cm" svg:y2="7.2cm">
          <text:p/>
        </draw:line>
        <presentation:notes draw:style-name="dp2" presentation:use-footer-name="ftr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 New Roman (Hebrew)1" svg:font-family="'Times New Roman (Hebrew)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 (Hebrew)" svg:font-family="'Times New Roman (Hebrew)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" style:display-name="Object with no fill and no line_7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" style:display-name="Object with no fill and no line_7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" style:display-name="Object with no fill and no line_7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1" style:display-name="Object with no fill and no line_7_3_1" style:family="graphic" style:parent-style-name="Default_5f_1_5f_3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2" style:display-name="Object with no fill and no line_7_3_2" style:family="graphic" style:parent-style-name="Default_5f_1_5f_3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" style:display-name="Object with no fill and no line_7_2_1" style:family="graphic" style:parent-style-name="Default_5f_1_5f_2_5f_1">
      <style:graphic-properties draw:stroke="none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2" style:display-name="Object with no fill and no line_7_2_2" style:family="graphic" style:parent-style-name="Default_5f_1_5f_2_5f_2">
      <style:graphic-properties draw:stroke="none" draw:fill="none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3" style:display-name="Object with no fill and no line_7_2_3" style:family="graphic" style:parent-style-name="Default_5f_1_5f_2_5f_3">
      <style:graphic-properties draw:stroke="none" draw:fill="none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4" style:display-name="Object with no fill and no line_7_2_4" style:family="graphic" style:parent-style-name="Default_5f_1_5f_2_5f_4">
      <style:graphic-properties draw:stroke="none" draw:fill="none"/>
    </style:style>
    <style:style style:name="Default_5f_1_5f_2_5f_5" style:display-name="Default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5" style:display-name="Default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5" style:display-name="Object with no fill and no line_7_2_5" style:family="graphic" style:parent-style-name="Default_5f_1_5f_2_5f_5">
      <style:graphic-properties draw:stroke="none" draw:fill="none"/>
    </style:style>
    <style:style style:name="Default_5f_1_5f_2_5f_6" style:display-name="Default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6" style:display-name="Default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6" style:display-name="Object with no fill and no line_7_2_6" style:family="graphic" style:parent-style-name="Default_5f_1_5f_2_5f_6">
      <style:graphic-properties draw:stroke="none" draw:fill="none"/>
    </style:style>
    <style:style style:name="Default_5f_1_5f_2_5f_7" style:display-name="Default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7" style:display-name="Default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7" style:display-name="Object with no fill and no line_7_2_7" style:family="graphic" style:parent-style-name="Default_5f_1_5f_2_5f_7">
      <style:graphic-properties draw:stroke="none" draw:fill="none"/>
    </style:style>
    <style:style style:name="Default_5f_1_5f_2_5f_8" style:display-name="Default_1_2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" style:display-name="Default_1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" style:display-name="Object with no fill and no line_7_2_8" style:family="graphic" style:parent-style-name="Default_5f_1_5f_2_5f_8">
      <style:graphic-properties draw:stroke="none" draw:fill="none"/>
    </style:style>
    <style:style style:name="Default_5f_1_5f_2_5f_9" style:display-name="Default_1_2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" style:display-name="Default_1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" style:display-name="Object with no fill and no line_7_2_9" style:family="graphic" style:parent-style-name="Default_5f_1_5f_2_5f_9">
      <style:graphic-properties draw:stroke="none" draw:fill="none"/>
    </style:style>
    <style:style style:name="Default_5f_1_5f_2_5f_10" style:display-name="Default_1_2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0" style:display-name="Default_1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" style:display-name="Default_1_2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" style:display-name="Default_1_2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" style:display-name="Object with no fill and no line_7_2_8_1" style:family="graphic" style:parent-style-name="Default_5f_1_5f_2_5f_8_5f_1">
      <style:graphic-properties draw:stroke="none" draw:fill="none"/>
    </style:style>
    <style:style style:name="Default_5f_1_5f_2_5f_11" style:display-name="Default_1_2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1" style:display-name="Default_1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2" style:display-name="Default_1_2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2" style:display-name="Default_1_2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2" style:display-name="Object with no fill and no line_7_2_8_2" style:family="graphic" style:parent-style-name="Default_5f_1_5f_2_5f_8_5f_2">
      <style:graphic-properties draw:stroke="none" draw:fill="none"/>
    </style:style>
    <style:style style:name="Default_5f_1_5f_2_5f_12" style:display-name="Default_1_2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2" style:display-name="Default_1_2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3" style:display-name="Default_1_2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3" style:display-name="Default_1_2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3" style:display-name="Object with no fill and no line_7_2_8_3" style:family="graphic" style:parent-style-name="Default_5f_1_5f_2_5f_8_5f_3">
      <style:graphic-properties draw:stroke="none" draw:fill="none"/>
    </style:style>
    <style:style style:name="Default_5f_1_5f_2_5f_13" style:display-name="Default_1_2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3" style:display-name="Default_1_2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4" style:display-name="Default_1_2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4" style:display-name="Default_1_2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4" style:display-name="Object with no fill and no line_7_2_8_4" style:family="graphic" style:parent-style-name="Default_5f_1_5f_2_5f_8_5f_4">
      <style:graphic-properties draw:stroke="none" draw:fill="none"/>
    </style:style>
    <style:style style:name="Default_5f_1_5f_2_5f_14" style:display-name="Default_1_2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4" style:display-name="Default_1_2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5" style:display-name="Default_1_2_8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5" style:display-name="Default_1_2_8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5" style:display-name="Object with no fill and no line_7_2_8_5" style:family="graphic" style:parent-style-name="Default_5f_1_5f_2_5f_8_5f_5">
      <style:graphic-properties draw:stroke="none" draw:fill="none"/>
    </style:style>
    <style:style style:name="Default_5f_1_5f_2_5f_15" style:display-name="Default_1_2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5" style:display-name="Default_1_2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6" style:display-name="Default_1_2_8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6" style:display-name="Default_1_2_8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6" style:display-name="Object with no fill and no line_7_2_8_6" style:family="graphic" style:parent-style-name="Default_5f_1_5f_2_5f_8_5f_6">
      <style:graphic-properties draw:stroke="none" draw:fill="none"/>
    </style:style>
    <style:style style:name="Default_5f_1_5f_2_5f_16" style:display-name="Default_1_2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6" style:display-name="Default_1_2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7" style:display-name="Default_1_2_8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7" style:display-name="Default_1_2_8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7" style:display-name="Object with no fill and no line_7_2_8_7" style:family="graphic" style:parent-style-name="Default_5f_1_5f_2_5f_8_5f_7">
      <style:graphic-properties draw:stroke="none" draw:fill="none"/>
    </style:style>
    <style:style style:name="Default_5f_1_5f_2_5f_17" style:display-name="Default_1_2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" style:display-name="Default_1_2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" style:display-name="Default_1_2_8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" style:display-name="Default_1_2_8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" style:display-name="Object with no fill and no line_7_2_8_8" style:family="graphic" style:parent-style-name="Default_5f_1_5f_2_5f_8_5f_8">
      <style:graphic-properties draw:stroke="none" draw:fill="none"/>
    </style:style>
    <style:style style:name="Default_5f_1_5f_2_5f_18" style:display-name="Default_1_2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8" style:display-name="Default_1_2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9" style:display-name="Default_1_2_8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9" style:display-name="Default_1_2_8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9" style:display-name="Object with no fill and no line_7_2_8_9" style:family="graphic" style:parent-style-name="Default_5f_1_5f_2_5f_8_5f_9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" style:display-name="Default_1_2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" style:display-name="Default_1_2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" style:display-name="Default_1_2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" style:display-name="Default_1_2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" style:display-name="Object with no fill and no line_7_2_9_1" style:family="graphic" style:parent-style-name="Default_5f_1_5f_2_5f_9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" style:display-name="Default_1_2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" style:display-name="Default_1_2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" style:display-name="Default_1_2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" style:display-name="Default_1_2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" style:display-name="Object with no fill and no line_7_2_9_1_1" style:family="graphic" style:parent-style-name="Default_5f_1_5f_2_5f_9_5f_1_5f_1">
      <style:graphic-properties draw:stroke="none" draw:fill="none"/>
    </style:style>
    <style:style style:name="Default_5f_1_5f_2_5f_20" style:display-name="Default_1_2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" style:display-name="Default_1_2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0" style:display-name="Default_1_2_8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0" style:display-name="Default_1_2_8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0" style:display-name="Object with no fill and no line_7_2_8_10" style:family="graphic" style:parent-style-name="Default_5f_1_5f_2_5f_8_5f_10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1" style:display-name="Object with no fill and no line_7_1_1" style:family="graphic" style:parent-style-name="Default_5f_1_5f_1_5f_1">
      <style:graphic-properties draw:stroke="none" draw:fill="none"/>
    </style:style>
    <style:style style:name="Default_5f_1_5f_2_5f_21" style:display-name="Default_1_2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" style:display-name="Default_1_2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" style:display-name="Object with no fill and no line_7_2_10" style:family="graphic" style:parent-style-name="Default_5f_1_5f_2_5f_2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Times New Roman (Hebrew)1" style:font-family-asian="'Times New Roman (Hebrew)'" style:font-pitch-asian="variable" style:font-size-asian="18pt" style:font-style-asian="normal" style:font-weight-asian="normal" style:font-name-complex="Times New Roman (Hebrew)1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Times New Roman (Hebrew)1" style:font-family-asian="'Times New Roman (Hebrew)'" style:font-pitch-asian="variable" style:font-size-asian="18pt" style:font-style-asian="normal" style:font-weight-asian="normal" style:font-name-complex="Times New Roman (Hebrew)1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" style:display-name="Default_1_2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" style:display-name="Default_1_2_2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" style:display-name="Default_1_2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" style:display-name="Default_1_2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" style:display-name="Object with no fill and no line_7_2_10_1" style:family="graphic" style:parent-style-name="Default_5f_1_5f_2_5f_21_5f_1">
      <style:graphic-properties draw:stroke="none" draw:fill="none"/>
    </style:style>
    <style:style style:name="Default_5f_1_5f_6_5f_1" style:display-name="Default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" style:display-name="Default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" style:display-name="Default_1_2_2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" style:display-name="Default_1_2_2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" style:display-name="Default_1_2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" style:display-name="Default_1_2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" style:display-name="Object with no fill and no line_7_2_10_1_1" style:family="graphic" style:parent-style-name="Default_5f_1_5f_2_5f_21_5f_1_5f_1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1" style:display-name="Default_1_2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1" style:display-name="Default_1_2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1" style:display-name="Default_1_2_8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1" style:display-name="Default_1_2_8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1" style:display-name="Object with no fill and no line_7_2_8_8_1" style:family="graphic" style:parent-style-name="Default_5f_1_5f_2_5f_8_5f_8_5f_1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2" style:display-name="Default_1_2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2" style:display-name="Default_1_2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2" style:display-name="Default_1_2_8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2" style:display-name="Default_1_2_8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2" style:display-name="Object with no fill and no line_7_2_8_8_2" style:family="graphic" style:parent-style-name="Default_5f_1_5f_2_5f_8_5f_8_5f_2">
      <style:graphic-properties draw:stroke="none" draw:fill="none"/>
    </style:style>
    <style:style style:name="Standard_5f_3" style:display-name="Standard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3" style:display-name="Default_1_2_1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3" style:display-name="Default_1_2_1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3" style:display-name="Default_1_2_8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3" style:display-name="Default_1_2_8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3" style:display-name="Object with no fill and no line_7_2_8_8_3" style:family="graphic" style:parent-style-name="Default_5f_1_5f_2_5f_8_5f_8_5f_3">
      <style:graphic-properties draw:stroke="none" draw:fill="none"/>
    </style:style>
    <style:style style:name="Default_5f_1_5f_6_5f_1_5f_1" style:display-name="Default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" style:display-name="Default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" style:display-name="Default_1_2_2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" style:display-name="Default_1_2_2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" style:display-name="Default_1_2_2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" style:display-name="Default_1_2_2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" style:display-name="Object with no fill and no line_7_2_10_1_1_1" style:family="graphic" style:parent-style-name="Default_5f_1_5f_2_5f_21_5f_1_5f_1_5f_1">
      <style:graphic-properties draw:stroke="none" draw:fill="none"/>
    </style:style>
    <style:style style:name="Default_5f_1_5f_6_5f_1_5f_1_5f_1" style:display-name="Default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" style:display-name="Default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" style:display-name="Default_1_2_2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" style:display-name="Default_1_2_2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" style:display-name="Default_1_2_2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" style:display-name="Default_1_2_2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" style:display-name="Object with no fill and no line_7_2_10_1_1_1_1" style:family="graphic" style:parent-style-name="Default_5f_1_5f_2_5f_21_5f_1_5f_1_5f_1_5f_1">
      <style:graphic-properties draw:stroke="none" draw:fill="none"/>
    </style:style>
    <style:style style:name="Default_5f_1_5f_6_5f_1_5f_1_5f_1_5f_1" style:display-name="Default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_5f_1" style:display-name="Default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_5f_1" style:display-name="Default_1_2_2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_5f_1" style:display-name="Default_1_2_2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_5f_1" style:display-name="Default_1_2_2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_5f_1" style:display-name="Default_1_2_2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_5f_1" style:display-name="Object with no fill and no line_7_2_10_1_1_1_1_1" style:family="graphic" style:parent-style-name="Default_5f_1_5f_2_5f_21_5f_1_5f_1_5f_1_5f_1_5f_1">
      <style:graphic-properties draw:stroke="none" draw:fill="none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Default_5f_1_5f_2_5f_17_5f_4" style:display-name="Default_1_2_1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4" style:display-name="Default_1_2_1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4" style:display-name="Default_1_2_8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4" style:display-name="Default_1_2_8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4" style:display-name="Object with no fill and no line_7_2_8_8_4" style:family="graphic" style:parent-style-name="Default_5f_1_5f_2_5f_8_5f_8_5f_4">
      <style:graphic-properties draw:stroke="none" draw:fill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Times New Roman (Hebrew)1" style:font-family-asian="'Times New Roman (Hebrew)'" style:font-pitch-asian="variable" style:font-size-asian="18pt" style:font-style-asian="normal" style:font-weight-asian="normal" style:font-name-complex="Times New Roman (Hebrew)1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_5f_1_5f_1_5f_2" style:display-name="Default_1_6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_5f_2" style:display-name="Default_1_6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_5f_2" style:display-name="Default_1_2_20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_5f_2" style:display-name="Default_1_2_20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_5f_2" style:display-name="Default_1_2_2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_5f_2" style:display-name="Default_1_2_2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_5f_2" style:display-name="Object with no fill and no line_7_2_10_1_1_1_1_2" style:family="graphic" style:parent-style-name="Default_5f_1_5f_2_5f_21_5f_1_5f_1_5f_1_5f_1_5f_2">
      <style:graphic-properties draw:stroke="none" draw:fill="none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_5f_1" style:display-name="Default_1_2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_5f_1" style:display-name="Default_1_2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_5f_1" style:display-name="Default_1_2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_5f_1" style:display-name="Default_1_2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_5f_1" style:display-name="Object with no fill and no line_7_2_9_1_1_1" style:family="graphic" style:parent-style-name="Default_5f_1_5f_2_5f_9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14pt" style:font-size-asian="14pt" style:font-size-complex="14pt"/>
    </style:style>
    <style:style style:name="MP7" style:family="paragraph">
      <style:paragraph-properties fo:text-align="end"/>
      <style:text-properties fo:color="#808080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80808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14pt" style:font-size-asian="14pt" style:font-size-complex="14pt"/>
    </style:style>
    <style:style style:name="MT3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6.523cm" svg:height="1.085cm" svg:x="20.076cm" svg:y="14.348cm" presentation:class="page-number">
        <draw:text-box>
          <text:p text:style-name="MP7"><text:span text:style-name="MT3"><text:page-number>&lt;number&gt;</text:page-number></text:span><text:span text:style-name="MT3"> <text:s text:c="3"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11:49.881667511</meta:creation-date>
    <dc:date>2018-09-27T21:35:09.738121379</dc:date>
    <meta:editing-duration>PT17H13M8S</meta:editing-duration>
    <meta:editing-cycles>158</meta:editing-cycles>
    <meta:generator>LibreOffice/5.1.6.2$Linux_X86_64 LibreOffice_project/10m0$Build-2</meta:generator>
    <meta:document-statistic meta:object-count="67"/>
  </office:meta>
</office:document-meta>
</file>